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3.51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style:diagonal-bl-tr="none" style:diagonal-tl-br="none" fo:border="1.76pt solid #212121" fo:padding="0.071cm" style:rotation-align="none"/>
    </style:style>
    <style:style style:name="ce7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1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2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8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9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2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21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</style:style>
    <style:style style:name="ce30" style:family="table-cell" style:parent-style-name="Default" style:data-style-name="N41">
      <style:table-cell-properties style:diagonal-bl-tr="none" style:diagonal-tl-br="none" fo:border="none" fo:padding="0.071cm" style:rotation-align="none"/>
    </style:style>
    <style:style style:name="ce31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212121" style:diagonal-bl-tr="none" style:diagonal-tl-br="none" style:text-align-source="fix" style:repeat-content="false" fo:border-left="1.7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1.7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Confi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Bits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Lösungen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Sekunden</text:p>
          </table:table-cell>
          <table:table-cell table:number-columns-repeated="255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egende" table:style-name="ta2">
        <table:shapes>
          <draw:frame draw:z-index="0" draw:name="Chart 1" draw:style-name="gr1" draw:text-style-name="P1" svg:width="13cm" svg:height="12cm" svg:x="16.479cm" svg:y="0.435cm">
            <draw:object draw:notify-on-update-of-ranges="Legende.B3:Legende.B5 Legende.C2:Legende.C2 Legende.C3:Legende.C5 Legende.D2:Legende.D2 Legende.D3:Legende.D5 Legende.E2:Legende.E2 Legende.E3:Legende.E5 Legende.F2:Legende.F2 Legende.F3:Legende.F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Zeitbereich mit dem</text:p>
          </table:table-cell>
          <table:table-cell table:style-name="ce9" office:value-type="string" calcext:value-type="string">
            <text:p>arithmetischen Mittel</text:p>
          </table:table-cell>
          <table:table-cell table:style-name="ce16" office:value-type="string" calcext:value-type="string">
            <text:p>Verschiedene Resultat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.4" calcext:value-type="float">
            <text:p>5,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sis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thesis.B4:thesis.B16 thesis.J3:thesis.J3 thesis.J4:thesis.J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Urbildberechnung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style-name="ce10" table:formula="of:=MIN([.C4:.G4])" office:value-type="float" office:value="22" calcext:value-type="float">
            <text:p>22</text:p>
          </table:table-cell>
          <table:table-cell table:style-name="ce12" table:formula="of:=MAX([.C4:.G4])-[.H4]" office:value-type="float" office:value="2" calcext:value-type="float">
            <text:p>2</text:p>
          </table:table-cell>
          <table:table-cell table:style-name="ce33" table:formula="of:=SUM([.C4:.G4])/COUNT([.C4:.G4])" office:value-type="float" office:value="22.6" calcext:value-type="float">
            <text:p>2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table:formula="of:=MIN([.C5:.G5])" office:value-type="float" office:value="27" calcext:value-type="float">
            <text:p>27</text:p>
          </table:table-cell>
          <table:table-cell table:style-name="ce12" table:formula="of:=MAX([.C5:.G5])-[.H5]" office:value-type="float" office:value="3" calcext:value-type="float">
            <text:p>3</text:p>
          </table:table-cell>
          <table:table-cell table:style-name="ce33" table:formula="of:=SUM([.C5:.G5])/COUNT([.C5:.G5])" office:value-type="float" office:value="28.6" calcext:value-type="float">
            <text:p>28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style-name="ce10" table:formula="of:=MIN([.C6:.G6])" office:value-type="float" office:value="20" calcext:value-type="float">
            <text:p>20</text:p>
          </table:table-cell>
          <table:table-cell table:style-name="ce12" table:formula="of:=MAX([.C6:.G6])-[.H6]" office:value-type="float" office:value="2" calcext:value-type="float">
            <text:p>2</text:p>
          </table:table-cell>
          <table:table-cell table:style-name="ce33" table:formula="of:=SUM([.C6:.G6])/COUNT([.C6:.G6])" office:value-type="float" office:value="21.2" calcext:value-type="float">
            <text:p>2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677" calcext:value-type="float">
            <text:p>677</text:p>
          </table:table-cell>
          <table:table-cell table:style-name="ce10" office:value-type="float" office:value="678" calcext:value-type="float">
            <text:p>678</text:p>
          </table:table-cell>
          <table:table-cell table:style-name="ce10" office:value-type="float" office:value="649" calcext:value-type="float">
            <text:p>649</text:p>
          </table:table-cell>
          <table:table-cell table:style-name="ce10" office:value-type="float" office:value="663" calcext:value-type="float">
            <text:p>663</text:p>
          </table:table-cell>
          <table:table-cell table:style-name="ce10" office:value-type="float" office:value="681" calcext:value-type="float">
            <text:p>681</text:p>
          </table:table-cell>
          <table:table-cell table:style-name="ce10" table:formula="of:=MIN([.C7:.G7])" office:value-type="float" office:value="649" calcext:value-type="float">
            <text:p>649</text:p>
          </table:table-cell>
          <table:table-cell table:style-name="ce12" table:formula="of:=MAX([.C7:.G7])-[.H7]" office:value-type="float" office:value="32" calcext:value-type="float">
            <text:p>32</text:p>
          </table:table-cell>
          <table:table-cell table:style-name="ce33" table:formula="of:=SUM([.C7:.G7])/COUNT([.C7:.G7])" office:value-type="float" office:value="669.6" calcext:value-type="float">
            <text:p>669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MIN([.C8:.G8])" office:value-type="float" office:value="13" calcext:value-type="float">
            <text:p>13</text:p>
          </table:table-cell>
          <table:table-cell table:style-name="ce12" table:formula="of:=MAX([.C8:.G8])-[.H8]" office:value-type="float" office:value="3" calcext:value-type="float">
            <text:p>3</text:p>
          </table:table-cell>
          <table:table-cell table:style-name="ce33" table:formula="of:=SUM([.C8:.G8])/COUNT([.C8:.G8])" office:value-type="float" office:value="14.2" calcext:value-type="float">
            <text:p>14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714" calcext:value-type="float">
            <text:p>2714</text:p>
          </table:table-cell>
          <table:table-cell table:style-name="ce10" office:value-type="float" office:value="2601" calcext:value-type="float">
            <text:p>2601</text:p>
          </table:table-cell>
          <table:table-cell table:style-name="ce10" office:value-type="float" office:value="2609" calcext:value-type="float">
            <text:p>2609</text:p>
          </table:table-cell>
          <table:table-cell table:style-name="ce10" office:value-type="float" office:value="2672" calcext:value-type="float">
            <text:p>2672</text:p>
          </table:table-cell>
          <table:table-cell table:style-name="ce10" office:value-type="float" office:value="2671" calcext:value-type="float">
            <text:p>2671</text:p>
          </table:table-cell>
          <table:table-cell table:style-name="ce10" table:formula="of:=MIN([.C9:.G9])" office:value-type="float" office:value="2601" calcext:value-type="float">
            <text:p>2601</text:p>
          </table:table-cell>
          <table:table-cell table:style-name="ce12" table:formula="of:=MAX([.C9:.G9])-[.H9]" office:value-type="float" office:value="113" calcext:value-type="float">
            <text:p>113</text:p>
          </table:table-cell>
          <table:table-cell table:style-name="ce33" table:formula="of:=SUM([.C9:.G9])/COUNT([.C9:.G9])" office:value-type="float" office:value="2653.4" calcext:value-type="float">
            <text:p>2653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532" calcext:value-type="float">
            <text:p>1532</text:p>
          </table:table-cell>
          <table:table-cell table:style-name="ce10" office:value-type="float" office:value="1474" calcext:value-type="float">
            <text:p>1474</text:p>
          </table:table-cell>
          <table:table-cell table:style-name="ce10" office:value-type="float" office:value="1654" calcext:value-type="float">
            <text:p>1654</text:p>
          </table:table-cell>
          <table:table-cell table:style-name="ce10" office:value-type="float" office:value="1532" calcext:value-type="float">
            <text:p>1532</text:p>
          </table:table-cell>
          <table:table-cell table:style-name="ce10" office:value-type="float" office:value="1611" calcext:value-type="float">
            <text:p>1611</text:p>
          </table:table-cell>
          <table:table-cell table:style-name="ce10" table:formula="of:=MIN([.C10:.G10])" office:value-type="float" office:value="1474" calcext:value-type="float">
            <text:p>1474</text:p>
          </table:table-cell>
          <table:table-cell table:style-name="ce12" table:formula="of:=MAX([.C10:.G10])-[.H10]" office:value-type="float" office:value="180" calcext:value-type="float">
            <text:p>180</text:p>
          </table:table-cell>
          <table:table-cell table:style-name="ce33" table:formula="of:=SUM([.C10:.G10])/COUNT([.C10:.G10])" office:value-type="float" office:value="1560.6" calcext:value-type="float">
            <text:p>1560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1956" calcext:value-type="float">
            <text:p>1956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 office:value-type="float" office:value="1909" calcext:value-type="float">
            <text:p>1909</text:p>
          </table:table-cell>
          <table:table-cell table:style-name="ce10" office:value-type="float" office:value="2077" calcext:value-type="float">
            <text:p>2077</text:p>
          </table:table-cell>
          <table:table-cell table:style-name="ce10" office:value-type="float" office:value="1989" calcext:value-type="float">
            <text:p>1989</text:p>
          </table:table-cell>
          <table:table-cell table:style-name="ce10" table:formula="of:=MIN([.C11:.G11])" office:value-type="float" office:value="1909" calcext:value-type="float">
            <text:p>1909</text:p>
          </table:table-cell>
          <table:table-cell table:style-name="ce12" table:formula="of:=MAX([.C11:.G11])-[.H11]" office:value-type="float" office:value="168" calcext:value-type="float">
            <text:p>168</text:p>
          </table:table-cell>
          <table:table-cell table:style-name="ce33" table:formula="of:=SUM([.C11:.G11])/COUNT([.C11:.G11])" office:value-type="float" office:value="1979" calcext:value-type="float">
            <text:p>1979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379" calcext:value-type="float">
            <text:p>379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380" calcext:value-type="float">
            <text:p>380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table:formula="of:=MIN([.C12:.G12])" office:value-type="float" office:value="377" calcext:value-type="float">
            <text:p>377</text:p>
          </table:table-cell>
          <table:table-cell table:style-name="ce12" table:formula="of:=MAX([.C12:.G12])-[.H12]" office:value-type="float" office:value="3" calcext:value-type="float">
            <text:p>3</text:p>
          </table:table-cell>
          <table:table-cell table:style-name="ce33" table:formula="of:=SUM([.C12:.G12])/COUNT([.C12:.G12])" office:value-type="float" office:value="378.4" calcext:value-type="float">
            <text:p>378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56079" calcext:value-type="float">
            <text:p>56079</text:p>
          </table:table-cell>
          <table:table-cell table:style-name="ce10" office:value-type="float" office:value="61112" calcext:value-type="float">
            <text:p>61112</text:p>
          </table:table-cell>
          <table:table-cell table:style-name="ce10" office:value-type="float" office:value="61180" calcext:value-type="float">
            <text:p>61180</text:p>
          </table:table-cell>
          <table:table-cell table:style-name="ce10" office:value-type="float" office:value="61243" calcext:value-type="float">
            <text:p>61243</text:p>
          </table:table-cell>
          <table:table-cell table:style-name="ce10" office:value-type="float" office:value="61182" calcext:value-type="float">
            <text:p>61182</text:p>
          </table:table-cell>
          <table:table-cell table:style-name="ce10" table:formula="of:=MIN([.C13:.G13])" office:value-type="float" office:value="56079" calcext:value-type="float">
            <text:p>56079</text:p>
          </table:table-cell>
          <table:table-cell table:style-name="ce12" table:formula="of:=MAX([.C13:.G13])-[.H13]" office:value-type="float" office:value="5164" calcext:value-type="float">
            <text:p>5164</text:p>
          </table:table-cell>
          <table:table-cell table:style-name="ce33" table:formula="of:=SUM([.C13:.G13])/COUNT([.C13:.G13])" office:value-type="float" office:value="60159.2" calcext:value-type="float">
            <text:p>60159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41317" calcext:value-type="float">
            <text:p>141317</text:p>
          </table:table-cell>
          <table:table-cell table:style-name="ce10" office:value-type="float" office:value="141177" calcext:value-type="float">
            <text:p>141177</text:p>
          </table:table-cell>
          <table:table-cell table:style-name="ce10" office:value-type="float" office:value="134351" calcext:value-type="float">
            <text:p>134351</text:p>
          </table:table-cell>
          <table:table-cell table:style-name="ce10" office:value-type="float" office:value="123259" calcext:value-type="float">
            <text:p>123259</text:p>
          </table:table-cell>
          <table:table-cell table:style-name="ce10" office:value-type="float" office:value="123319" calcext:value-type="float">
            <text:p>123319</text:p>
          </table:table-cell>
          <table:table-cell table:style-name="ce10" table:formula="of:=MIN([.C14:.G14])" office:value-type="float" office:value="123259" calcext:value-type="float">
            <text:p>123259</text:p>
          </table:table-cell>
          <table:table-cell table:style-name="ce12" table:formula="of:=MAX([.C14:.G14])-[.H14]" office:value-type="float" office:value="18058" calcext:value-type="float">
            <text:p>18058</text:p>
          </table:table-cell>
          <table:table-cell table:style-name="ce33" table:formula="of:=SUM([.C14:.G14])/COUNT([.C14:.G14])" office:value-type="float" office:value="132684.6" calcext:value-type="float">
            <text:p>132684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2962" calcext:value-type="float">
            <text:p>2962</text:p>
          </table:table-cell>
          <table:table-cell table:style-name="ce10" office:value-type="float" office:value="2992" calcext:value-type="float">
            <text:p>2992</text:p>
          </table:table-cell>
          <table:table-cell table:style-name="ce10" office:value-type="float" office:value="2980" calcext:value-type="float">
            <text:p>2980</text:p>
          </table:table-cell>
          <table:table-cell table:style-name="ce10" office:value-type="float" office:value="2959" calcext:value-type="float">
            <text:p>2959</text:p>
          </table:table-cell>
          <table:table-cell table:style-name="ce10" office:value-type="float" office:value="2965" calcext:value-type="float">
            <text:p>2965</text:p>
          </table:table-cell>
          <table:table-cell table:style-name="ce10" table:formula="of:=MIN([.C15:.G15])" office:value-type="float" office:value="2959" calcext:value-type="float">
            <text:p>2959</text:p>
          </table:table-cell>
          <table:table-cell table:style-name="ce12" table:formula="of:=MAX([.C15:.G15])-[.H15]" office:value-type="float" office:value="33" calcext:value-type="float">
            <text:p>33</text:p>
          </table:table-cell>
          <table:table-cell table:style-name="ce33" table:formula="of:=SUM([.C15:.G15])/COUNT([.C15:.G15])" office:value-type="float" office:value="2971.6" calcext:value-type="float">
            <text:p>2971,6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172693" calcext:value-type="float">
            <text:p>172693</text:p>
          </table:table-cell>
          <table:table-cell table:style-name="ce11" office:value-type="float" office:value="172653" calcext:value-type="float">
            <text:p>172653</text:p>
          </table:table-cell>
          <table:table-cell table:style-name="ce11" office:value-type="float" office:value="176806" calcext:value-type="float">
            <text:p>176806</text:p>
          </table:table-cell>
          <table:table-cell table:style-name="ce11" office:value-type="float" office:value="173978" calcext:value-type="float">
            <text:p>173978</text:p>
          </table:table-cell>
          <table:table-cell table:style-name="ce11" office:value-type="float" office:value="176998" calcext:value-type="float">
            <text:p>176998</text:p>
          </table:table-cell>
          <table:table-cell table:style-name="ce11" table:formula="of:=MIN([.C16:.G16])" office:value-type="float" office:value="172653" calcext:value-type="float">
            <text:p>172653</text:p>
          </table:table-cell>
          <table:table-cell table:style-name="ce13" table:formula="of:=MAX([.C16:.G16])-[.H16]" office:value-type="float" office:value="4345" calcext:value-type="float">
            <text:p>4345</text:p>
          </table:table-cell>
          <table:table-cell table:style-name="ce34" table:formula="of:=SUM([.C16:.G16])/COUNT([.C16:.G16])" office:value-type="float" office:value="174625.6" calcext:value-type="float">
            <text:p>174625,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377768.6" calcext:value-type="float">
            <text:p>377768,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INT(MOD([.E18];60))" office:value-type="string" office:string-value="104:56:8" calcext:value-type="string" table:number-columns-spanned="3" table:number-rows-spanned="1">
            <text:p>104:56:8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bmc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cbmc.B4:cbmc.B16 cbmc.J3:cbmc.J3 cbmc.J4:cbmc.J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BMC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table:formula="of:=MIN([.C4:.G4])" office:value-type="float" office:value="44" calcext:value-type="float">
            <text:p>44</text:p>
          </table:table-cell>
          <table:table-cell table:style-name="ce12" table:formula="of:=MAX([.C4:.G4])-[.H4]" office:value-type="float" office:value="2" calcext:value-type="float">
            <text:p>2</text:p>
          </table:table-cell>
          <table:table-cell table:style-name="ce33" table:formula="of:=SUM([.C4:.G4])/COUNT([.C4:.G4])" office:value-type="float" office:value="44.8" calcext:value-type="float">
            <text:p>44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0" table:formula="of:=MIN([.C5:.G5])" office:value-type="float" office:value="2" calcext:value-type="float">
            <text:p>2</text:p>
          </table:table-cell>
          <table:table-cell table:style-name="ce12" table:formula="of:=MAX([.C5:.G5])-[.H5]" office:value-type="float" office:value="0" calcext:value-type="float">
            <text:p>0</text:p>
          </table:table-cell>
          <table:table-cell table:style-name="ce33" table:formula="of:=SUM([.C5:.G5])/COUNT([.C5:.G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106" calcext:value-type="float">
            <text:p>106</text:p>
          </table:table-cell>
          <table:table-cell table:number-columns-repeated="2" table:style-name="ce10" office:value-type="float" office:value="107" calcext:value-type="float">
            <text:p>107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table:formula="of:=MIN([.C6:.G6])" office:value-type="float" office:value="105" calcext:value-type="float">
            <text:p>105</text:p>
          </table:table-cell>
          <table:table-cell table:style-name="ce12" table:formula="of:=MAX([.C6:.G6])-[.H6]" office:value-type="float" office:value="2" calcext:value-type="float">
            <text:p>2</text:p>
          </table:table-cell>
          <table:table-cell table:style-name="ce33" table:formula="of:=SUM([.C6:.G6])/COUNT([.C6:.G6])" office:value-type="float" office:value="106.2" calcext:value-type="float">
            <text:p>106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79" calcext:value-type="float">
            <text:p>79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80" calcext:value-type="float">
            <text:p>80</text:p>
          </table:table-cell>
          <table:table-cell table:style-name="ce10" table:formula="of:=MIN([.C7:.G7])" office:value-type="float" office:value="79" calcext:value-type="float">
            <text:p>79</text:p>
          </table:table-cell>
          <table:table-cell table:style-name="ce12" table:formula="of:=MAX([.C7:.G7])-[.H7]" office:value-type="float" office:value="2" calcext:value-type="float">
            <text:p>2</text:p>
          </table:table-cell>
          <table:table-cell table:style-name="ce33" table:formula="of:=SUM([.C7:.G7])/COUNT([.C7:.G7])" office:value-type="float" office:value="79.8" calcext:value-type="float">
            <text:p>79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320" calcext:value-type="float">
            <text:p>320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table:formula="of:=MIN([.C8:.G8])" office:value-type="float" office:value="316" calcext:value-type="float">
            <text:p>316</text:p>
          </table:table-cell>
          <table:table-cell table:style-name="ce12" table:formula="of:=MAX([.C8:.G8])-[.H8]" office:value-type="float" office:value="4" calcext:value-type="float">
            <text:p>4</text:p>
          </table:table-cell>
          <table:table-cell table:style-name="ce33" table:formula="of:=SUM([.C8:.G8])/COUNT([.C8:.G8])" office:value-type="float" office:value="318.2" calcext:value-type="float">
            <text:p>318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99" calcext:value-type="float">
            <text:p>299</text:p>
          </table:table-cell>
          <table:table-cell table:style-name="ce10" office:value-type="float" office:value="296" calcext:value-type="float">
            <text:p>296</text:p>
          </table:table-cell>
          <table:table-cell table:style-name="ce10" office:value-type="float" office:value="298" calcext:value-type="float">
            <text:p>298</text:p>
          </table:table-cell>
          <table:table-cell table:number-columns-repeated="2" table:style-name="ce10" office:value-type="float" office:value="302" calcext:value-type="float">
            <text:p>302</text:p>
          </table:table-cell>
          <table:table-cell table:style-name="ce10" table:formula="of:=MIN([.C9:.G9])" office:value-type="float" office:value="296" calcext:value-type="float">
            <text:p>296</text:p>
          </table:table-cell>
          <table:table-cell table:style-name="ce12" table:formula="of:=MAX([.C9:.G9])-[.H9]" office:value-type="float" office:value="6" calcext:value-type="float">
            <text:p>6</text:p>
          </table:table-cell>
          <table:table-cell table:style-name="ce33" table:formula="of:=SUM([.C9:.G9])/COUNT([.C9:.G9])" office:value-type="float" office:value="299.4" calcext:value-type="float">
            <text:p>299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644" calcext:value-type="float">
            <text:p>1644</text:p>
          </table:table-cell>
          <table:table-cell table:style-name="ce10" office:value-type="float" office:value="1648" calcext:value-type="float">
            <text:p>1648</text:p>
          </table:table-cell>
          <table:table-cell table:style-name="ce10" office:value-type="float" office:value="1647" calcext:value-type="float">
            <text:p>1647</text:p>
          </table:table-cell>
          <table:table-cell table:style-name="ce10" office:value-type="float" office:value="1636" calcext:value-type="float">
            <text:p>1636</text:p>
          </table:table-cell>
          <table:table-cell table:style-name="ce10" office:value-type="float" office:value="1641" calcext:value-type="float">
            <text:p>1641</text:p>
          </table:table-cell>
          <table:table-cell table:style-name="ce10" table:formula="of:=MIN([.C10:.G10])" office:value-type="float" office:value="1636" calcext:value-type="float">
            <text:p>1636</text:p>
          </table:table-cell>
          <table:table-cell table:style-name="ce12" table:formula="of:=MAX([.C10:.G10])-[.H10]" office:value-type="float" office:value="12" calcext:value-type="float">
            <text:p>12</text:p>
          </table:table-cell>
          <table:table-cell table:style-name="ce33" table:formula="of:=SUM([.C10:.G10])/COUNT([.C10:.G10])" office:value-type="float" office:value="1643.2" calcext:value-type="float">
            <text:p>1643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3854" calcext:value-type="float">
            <text:p>3854</text:p>
          </table:table-cell>
          <table:table-cell table:style-name="ce10" office:value-type="float" office:value="3884" calcext:value-type="float">
            <text:p>3884</text:p>
          </table:table-cell>
          <table:table-cell table:style-name="ce10" office:value-type="float" office:value="3849" calcext:value-type="float">
            <text:p>3849</text:p>
          </table:table-cell>
          <table:table-cell table:style-name="ce10" office:value-type="float" office:value="3845" calcext:value-type="float">
            <text:p>3845</text:p>
          </table:table-cell>
          <table:table-cell table:style-name="ce10" office:value-type="float" office:value="3849" calcext:value-type="float">
            <text:p>3849</text:p>
          </table:table-cell>
          <table:table-cell table:style-name="ce10" table:formula="of:=MIN([.C11:.G11])" office:value-type="float" office:value="3845" calcext:value-type="float">
            <text:p>3845</text:p>
          </table:table-cell>
          <table:table-cell table:style-name="ce12" table:formula="of:=MAX([.C11:.G11])-[.H11]" office:value-type="float" office:value="39" calcext:value-type="float">
            <text:p>39</text:p>
          </table:table-cell>
          <table:table-cell table:style-name="ce33" table:formula="of:=SUM([.C11:.G11])/COUNT([.C11:.G11])" office:value-type="float" office:value="3856.2" calcext:value-type="float">
            <text:p>3856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1900" calcext:value-type="float">
            <text:p>1900</text:p>
          </table:table-cell>
          <table:table-cell table:style-name="ce10" office:value-type="float" office:value="1910" calcext:value-type="float">
            <text:p>1910</text:p>
          </table:table-cell>
          <table:table-cell table:style-name="ce10" office:value-type="float" office:value="1895" calcext:value-type="float">
            <text:p>1895</text:p>
          </table:table-cell>
          <table:table-cell table:style-name="ce10" office:value-type="float" office:value="1928" calcext:value-type="float">
            <text:p>1928</text:p>
          </table:table-cell>
          <table:table-cell table:style-name="ce10" office:value-type="float" office:value="1914" calcext:value-type="float">
            <text:p>1914</text:p>
          </table:table-cell>
          <table:table-cell table:style-name="ce10" table:formula="of:=MIN([.C12:.G12])" office:value-type="float" office:value="1895" calcext:value-type="float">
            <text:p>1895</text:p>
          </table:table-cell>
          <table:table-cell table:style-name="ce12" table:formula="of:=MAX([.C12:.G12])-[.H12]" office:value-type="float" office:value="33" calcext:value-type="float">
            <text:p>33</text:p>
          </table:table-cell>
          <table:table-cell table:style-name="ce33" table:formula="of:=SUM([.C12:.G12])/COUNT([.C12:.G12])" office:value-type="float" office:value="1909.4" calcext:value-type="float">
            <text:p>1909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53304" calcext:value-type="float">
            <text:p>53304</text:p>
          </table:table-cell>
          <table:table-cell table:style-name="ce10" office:value-type="float" office:value="53739" calcext:value-type="float">
            <text:p>53739</text:p>
          </table:table-cell>
          <table:table-cell table:style-name="ce10" office:value-type="float" office:value="53352" calcext:value-type="float">
            <text:p>53352</text:p>
          </table:table-cell>
          <table:table-cell table:style-name="ce10" office:value-type="float" office:value="53496" calcext:value-type="float">
            <text:p>53496</text:p>
          </table:table-cell>
          <table:table-cell table:style-name="ce10" office:value-type="float" office:value="53784" calcext:value-type="float">
            <text:p>53784</text:p>
          </table:table-cell>
          <table:table-cell table:style-name="ce10" table:formula="of:=MIN([.C13:.G13])" office:value-type="float" office:value="53304" calcext:value-type="float">
            <text:p>53304</text:p>
          </table:table-cell>
          <table:table-cell table:style-name="ce12" table:formula="of:=MAX([.C13:.G13])-[.H13]" office:value-type="float" office:value="480" calcext:value-type="float">
            <text:p>480</text:p>
          </table:table-cell>
          <table:table-cell table:style-name="ce33" table:formula="of:=SUM([.C13:.G13])/COUNT([.C13:.G13])" office:value-type="float" office:value="53535" calcext:value-type="float">
            <text:p>53535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51100" calcext:value-type="float">
            <text:p>51100</text:p>
          </table:table-cell>
          <table:table-cell table:style-name="ce10" office:value-type="float" office:value="51033" calcext:value-type="float">
            <text:p>51033</text:p>
          </table:table-cell>
          <table:table-cell table:style-name="ce10" office:value-type="float" office:value="50430" calcext:value-type="float">
            <text:p>50430</text:p>
          </table:table-cell>
          <table:table-cell table:style-name="ce10" office:value-type="float" office:value="51149" calcext:value-type="float">
            <text:p>51149</text:p>
          </table:table-cell>
          <table:table-cell table:style-name="ce10" office:value-type="float" office:value="50834" calcext:value-type="float">
            <text:p>50834</text:p>
          </table:table-cell>
          <table:table-cell table:style-name="ce10" table:formula="of:=MIN([.C14:.G14])" office:value-type="float" office:value="50430" calcext:value-type="float">
            <text:p>50430</text:p>
          </table:table-cell>
          <table:table-cell table:style-name="ce12" table:formula="of:=MAX([.C14:.G14])-[.H14]" office:value-type="float" office:value="719" calcext:value-type="float">
            <text:p>719</text:p>
          </table:table-cell>
          <table:table-cell table:style-name="ce33" table:formula="of:=SUM([.C14:.G14])/COUNT([.C14:.G14])" office:value-type="float" office:value="50909.2" calcext:value-type="float">
            <text:p>50909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809" calcext:value-type="float">
            <text:p>809</text:p>
          </table:table-cell>
          <table:table-cell table:style-name="ce10" office:value-type="float" office:value="804" calcext:value-type="float">
            <text:p>804</text:p>
          </table:table-cell>
          <table:table-cell table:style-name="ce10" office:value-type="float" office:value="807" calcext:value-type="float">
            <text:p>807</text:p>
          </table:table-cell>
          <table:table-cell table:style-name="ce10" office:value-type="float" office:value="811" calcext:value-type="float">
            <text:p>811</text:p>
          </table:table-cell>
          <table:table-cell table:style-name="ce10" office:value-type="float" office:value="808" calcext:value-type="float">
            <text:p>808</text:p>
          </table:table-cell>
          <table:table-cell table:style-name="ce10" table:formula="of:=MIN([.C15:.G15])" office:value-type="float" office:value="804" calcext:value-type="float">
            <text:p>804</text:p>
          </table:table-cell>
          <table:table-cell table:style-name="ce12" table:formula="of:=MAX([.C15:.G15])-[.H15]" office:value-type="float" office:value="7" calcext:value-type="float">
            <text:p>7</text:p>
          </table:table-cell>
          <table:table-cell table:style-name="ce33" table:formula="of:=SUM([.C15:.G15])/COUNT([.C15:.G15])" office:value-type="float" office:value="807.8" calcext:value-type="float">
            <text:p>807,8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0" calcext:value-type="float">
            <text:p>0</text:p>
          </table:table-cell>
          <table:table-cell table:style-name="ce11" table:number-columns-repeated="4"/>
          <table:table-cell table:style-name="ce11" table:formula="of:=MIN([.C16:.G16])" office:value-type="float" office:value="0" calcext:value-type="float">
            <text:p>0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113511.2" calcext:value-type="float">
            <text:p>113511,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31:31:51" calcext:value-type="string" table:number-columns-spanned="3" table:number-rows-spanned="1">
            <text:p>31:31:51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tseitin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'capiman-tseitin'.B4:'capiman-tseitin'.B16 'capiman-tseitin'.J3:'capiman-tseitin'.J3 'capiman-tseitin'.J4:'capiman-tseitin'.J1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apiman – Tseitin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4" table:style-name="ce10" office:value-type="float" office:value="15" calcext:value-type="float">
            <text:p>15</text:p>
          </table:table-cell>
          <table:table-cell table:style-name="ce10" table:formula="of:=MIN([.C4:.G4])" office:value-type="float" office:value="14" calcext:value-type="float">
            <text:p>14</text:p>
          </table:table-cell>
          <table:table-cell table:style-name="ce12" table:formula="of:=MAX([.C4:.G4])-[.H4]" office:value-type="float" office:value="1" calcext:value-type="float">
            <text:p>1</text:p>
          </table:table-cell>
          <table:table-cell table:style-name="ce33" table:formula="of:=SUM([.C4:.G4])/COUNT([.C4:.G4])" office:value-type="float" office:value="14.8" calcext:value-type="float">
            <text:p>14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76" calcext:value-type="float">
            <text:p>76</text:p>
          </table:table-cell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6" calcext:value-type="float">
            <text:p>76</text:p>
          </table:table-cell>
          <table:table-cell table:style-name="ce10" table:formula="of:=MIN([.C5:.G5])" office:value-type="float" office:value="75" calcext:value-type="float">
            <text:p>75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33" table:formula="of:=SUM([.C5:.G5])/COUNT([.C5:.G5])" office:value-type="float" office:value="75.8" calcext:value-type="float">
            <text:p>75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3" table:style-name="ce10" office:value-type="float" office:value="33" calcext:value-type="float">
            <text:p>33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MIN([.C6:.G6])" office:value-type="float" office:value="32" calcext:value-type="float">
            <text:p>32</text:p>
          </table:table-cell>
          <table:table-cell table:style-name="ce12" table:formula="of:=MAX([.C6:.G6])-[.H6]" office:value-type="float" office:value="1" calcext:value-type="float">
            <text:p>1</text:p>
          </table:table-cell>
          <table:table-cell table:style-name="ce33" table:formula="of:=SUM([.C6:.G6])/COUNT([.C6:.G6])" office:value-type="float" office:value="32.6" calcext:value-type="float">
            <text:p>3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636" calcext:value-type="float">
            <text:p>636</text:p>
          </table:table-cell>
          <table:table-cell table:style-name="ce10" office:value-type="float" office:value="637" calcext:value-type="float">
            <text:p>637</text:p>
          </table:table-cell>
          <table:table-cell table:style-name="ce10" office:value-type="float" office:value="634" calcext:value-type="float">
            <text:p>634</text:p>
          </table:table-cell>
          <table:table-cell table:style-name="ce10" office:value-type="float" office:value="635" calcext:value-type="float">
            <text:p>635</text:p>
          </table:table-cell>
          <table:table-cell table:style-name="ce10" office:value-type="float" office:value="636" calcext:value-type="float">
            <text:p>636</text:p>
          </table:table-cell>
          <table:table-cell table:style-name="ce10" table:formula="of:=MIN([.C7:.G7])" office:value-type="float" office:value="634" calcext:value-type="float">
            <text:p>634</text:p>
          </table:table-cell>
          <table:table-cell table:style-name="ce12" table:formula="of:=MAX([.C7:.G7])-[.H7]" office:value-type="float" office:value="3" calcext:value-type="float">
            <text:p>3</text:p>
          </table:table-cell>
          <table:table-cell table:style-name="ce33" table:formula="of:=SUM([.C7:.G7])/COUNT([.C7:.G7])" office:value-type="float" office:value="635.6" calcext:value-type="float">
            <text:p>635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572" calcext:value-type="float">
            <text:p>572</text:p>
          </table:table-cell>
          <table:table-cell table:style-name="ce10" office:value-type="float" office:value="574" calcext:value-type="float">
            <text:p>574</text:p>
          </table:table-cell>
          <table:table-cell table:style-name="ce10" office:value-type="float" office:value="571" calcext:value-type="float">
            <text:p>571</text:p>
          </table:table-cell>
          <table:table-cell table:style-name="ce10" office:value-type="float" office:value="573" calcext:value-type="float">
            <text:p>573</text:p>
          </table:table-cell>
          <table:table-cell table:style-name="ce10" office:value-type="float" office:value="574" calcext:value-type="float">
            <text:p>574</text:p>
          </table:table-cell>
          <table:table-cell table:style-name="ce10" table:formula="of:=MIN([.C8:.G8])" office:value-type="float" office:value="571" calcext:value-type="float">
            <text:p>571</text:p>
          </table:table-cell>
          <table:table-cell table:style-name="ce12" table:formula="of:=MAX([.C8:.G8])-[.H8]" office:value-type="float" office:value="3" calcext:value-type="float">
            <text:p>3</text:p>
          </table:table-cell>
          <table:table-cell table:style-name="ce33" table:formula="of:=SUM([.C8:.G8])/COUNT([.C8:.G8])" office:value-type="float" office:value="572.8" calcext:value-type="float">
            <text:p>572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64" calcext:value-type="float">
            <text:p>164</text:p>
          </table:table-cell>
          <table:table-cell table:style-name="ce10" office:value-type="float" office:value="163" calcext:value-type="float">
            <text:p>163</text:p>
          </table:table-cell>
          <table:table-cell table:number-columns-repeated="2" table:style-name="ce10" office:value-type="float" office:value="164" calcext:value-type="float">
            <text:p>16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table:formula="of:=MIN([.C9:.G9])" office:value-type="float" office:value="163" calcext:value-type="float">
            <text:p>163</text:p>
          </table:table-cell>
          <table:table-cell table:style-name="ce12" table:formula="of:=MAX([.C9:.G9])-[.H9]" office:value-type="float" office:value="1" calcext:value-type="float">
            <text:p>1</text:p>
          </table:table-cell>
          <table:table-cell table:style-name="ce33" table:formula="of:=SUM([.C9:.G9])/COUNT([.C9:.G9])" office:value-type="float" office:value="163.6" calcext:value-type="float">
            <text:p>163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472" calcext:value-type="float">
            <text:p>472</text:p>
          </table:table-cell>
          <table:table-cell table:style-name="ce10" office:value-type="float" office:value="471" calcext:value-type="float">
            <text:p>471</text:p>
          </table:table-cell>
          <table:table-cell table:style-name="ce10" office:value-type="float" office:value="473" calcext:value-type="float">
            <text:p>473</text:p>
          </table:table-cell>
          <table:table-cell table:number-columns-repeated="2" table:style-name="ce10" office:value-type="float" office:value="470" calcext:value-type="float">
            <text:p>470</text:p>
          </table:table-cell>
          <table:table-cell table:style-name="ce10" table:formula="of:=MIN([.C10:.G10])" office:value-type="float" office:value="470" calcext:value-type="float">
            <text:p>470</text:p>
          </table:table-cell>
          <table:table-cell table:style-name="ce12" table:formula="of:=MAX([.C10:.G10])-[.H10]" office:value-type="float" office:value="3" calcext:value-type="float">
            <text:p>3</text:p>
          </table:table-cell>
          <table:table-cell table:style-name="ce33" table:formula="of:=SUM([.C10:.G10])/COUNT([.C10:.G10])" office:value-type="float" office:value="471.2" calcext:value-type="float">
            <text:p>47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21222" calcext:value-type="float">
            <text:p>21222</text:p>
          </table:table-cell>
          <table:table-cell table:style-name="ce10" office:value-type="float" office:value="21219" calcext:value-type="float">
            <text:p>21219</text:p>
          </table:table-cell>
          <table:table-cell table:style-name="ce10" office:value-type="float" office:value="21304" calcext:value-type="float">
            <text:p>21304</text:p>
          </table:table-cell>
          <table:table-cell table:style-name="ce10" office:value-type="float" office:value="21281" calcext:value-type="float">
            <text:p>21281</text:p>
          </table:table-cell>
          <table:table-cell table:style-name="ce10" office:value-type="float" office:value="21274" calcext:value-type="float">
            <text:p>21274</text:p>
          </table:table-cell>
          <table:table-cell table:style-name="ce10" table:formula="of:=MIN([.C11:.G11])" office:value-type="float" office:value="21219" calcext:value-type="float">
            <text:p>21219</text:p>
          </table:table-cell>
          <table:table-cell table:style-name="ce12" table:formula="of:=MAX([.C11:.G11])-[.H11]" office:value-type="float" office:value="85" calcext:value-type="float">
            <text:p>85</text:p>
          </table:table-cell>
          <table:table-cell table:style-name="ce33" table:formula="of:=SUM([.C11:.G11])/COUNT([.C11:.G11])" office:value-type="float" office:value="21260" calcext:value-type="float">
            <text:p>2126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55757" calcext:value-type="float">
            <text:p>55757</text:p>
          </table:table-cell>
          <table:table-cell table:style-name="ce10" office:value-type="float" office:value="55772" calcext:value-type="float">
            <text:p>55772</text:p>
          </table:table-cell>
          <table:table-cell table:style-name="ce10" office:value-type="float" office:value="55761" calcext:value-type="float">
            <text:p>55761</text:p>
          </table:table-cell>
          <table:table-cell table:style-name="ce10" office:value-type="float" office:value="55847" calcext:value-type="float">
            <text:p>55847</text:p>
          </table:table-cell>
          <table:table-cell table:style-name="ce10" office:value-type="float" office:value="56114" calcext:value-type="float">
            <text:p>56114</text:p>
          </table:table-cell>
          <table:table-cell table:style-name="ce10" table:formula="of:=MIN([.C12:.G12])" office:value-type="float" office:value="55757" calcext:value-type="float">
            <text:p>55757</text:p>
          </table:table-cell>
          <table:table-cell table:style-name="ce12" table:formula="of:=MAX([.C12:.G12])-[.H12]" office:value-type="float" office:value="357" calcext:value-type="float">
            <text:p>357</text:p>
          </table:table-cell>
          <table:table-cell table:style-name="ce33" table:formula="of:=SUM([.C12:.G12])/COUNT([.C12:.G12])" office:value-type="float" office:value="55850.2" calcext:value-type="float">
            <text:p>55850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28080" calcext:value-type="float">
            <text:p>28080</text:p>
          </table:table-cell>
          <table:table-cell table:style-name="ce10" office:value-type="float" office:value="28039" calcext:value-type="float">
            <text:p>28039</text:p>
          </table:table-cell>
          <table:table-cell table:style-name="ce10" office:value-type="float" office:value="28065" calcext:value-type="float">
            <text:p>28065</text:p>
          </table:table-cell>
          <table:table-cell table:style-name="ce10" office:value-type="float" office:value="28194" calcext:value-type="float">
            <text:p>28194</text:p>
          </table:table-cell>
          <table:table-cell table:style-name="ce10" office:value-type="float" office:value="28042" calcext:value-type="float">
            <text:p>28042</text:p>
          </table:table-cell>
          <table:table-cell table:style-name="ce10" table:formula="of:=MIN([.C13:.G13])" office:value-type="float" office:value="28039" calcext:value-type="float">
            <text:p>28039</text:p>
          </table:table-cell>
          <table:table-cell table:style-name="ce12" table:formula="of:=MAX([.C13:.G13])-[.H13]" office:value-type="float" office:value="155" calcext:value-type="float">
            <text:p>155</text:p>
          </table:table-cell>
          <table:table-cell table:style-name="ce33" table:formula="of:=SUM([.C13:.G13])/COUNT([.C13:.G13])" office:value-type="float" office:value="28084" calcext:value-type="float">
            <text:p>2808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789931" calcext:value-type="float">
            <text:p>789931</text:p>
          </table:table-cell>
          <table:table-cell table:style-name="ce10" office:value-type="float" office:value="780025" calcext:value-type="float">
            <text:p>780025</text:p>
          </table:table-cell>
          <table:table-cell table:style-name="ce10" office:value-type="float" office:value="780346" calcext:value-type="float">
            <text:p>780346</text:p>
          </table:table-cell>
          <table:table-cell table:style-name="ce10" office:value-type="float" office:value="832365" calcext:value-type="float">
            <text:p>832365</text:p>
          </table:table-cell>
          <table:table-cell table:style-name="ce10" office:value-type="float" office:value="863590" calcext:value-type="float">
            <text:p>863590</text:p>
          </table:table-cell>
          <table:table-cell table:style-name="ce10" table:formula="of:=MIN([.C14:.G14])" office:value-type="float" office:value="780025" calcext:value-type="float">
            <text:p>780025</text:p>
          </table:table-cell>
          <table:table-cell table:style-name="ce12" table:formula="of:=MAX([.C14:.G14])-[.H14]" office:value-type="float" office:value="83565" calcext:value-type="float">
            <text:p>83565</text:p>
          </table:table-cell>
          <table:table-cell table:style-name="ce33" table:formula="of:=SUM([.C14:.G14])/COUNT([.C14:.G14])" office:value-type="float" office:value="809251.4" calcext:value-type="float">
            <text:p>809251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table:number-columns-repeated="4"/>
          <table:table-cell table:style-name="ce10" table:formula="of:=MIN([.C15:.G15])" office:value-type="float" office:value="0" calcext:value-type="float">
            <text:p>0</text:p>
          </table:table-cell>
          <table:table-cell table:style-name="ce12" table:formula="of:=MAX([.C15:.G15])-[.H15]" office:value-type="float" office:value="0" calcext:value-type="float">
            <text:p>0</text:p>
          </table:table-cell>
          <table:table-cell table:style-name="ce33" table:formula="of:=SUM([.C15:.G15])/COUNT([.C15:.G1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0" calcext:value-type="float">
            <text:p>0</text:p>
          </table:table-cell>
          <table:table-cell table:style-name="ce11" table:number-columns-repeated="4"/>
          <table:table-cell table:style-name="ce11" table:formula="of:=MIN([.C16:.G16])" office:value-type="float" office:value="0" calcext:value-type="float">
            <text:p>0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916412" calcext:value-type="float">
            <text:p>91641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254:33:32" calcext:value-type="string" table:number-columns-spanned="3" table:number-rows-spanned="1">
            <text:p>254:33:32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espresso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'capiman-espresso'.B4:'capiman-espresso'.B16 'capiman-espresso'.J3:'capiman-espresso'.J3 'capiman-espresso'.J4:'capiman-espresso'.J1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apiman – Espresso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664" calcext:value-type="float">
            <text:p>664</text:p>
          </table:table-cell>
          <table:table-cell table:style-name="ce10" office:value-type="float" office:value="669" calcext:value-type="float">
            <text:p>669</text:p>
          </table:table-cell>
          <table:table-cell table:number-columns-repeated="2" table:style-name="ce10" office:value-type="float" office:value="675" calcext:value-type="float">
            <text:p>675</text:p>
          </table:table-cell>
          <table:table-cell table:style-name="ce10" office:value-type="float" office:value="663" calcext:value-type="float">
            <text:p>663</text:p>
          </table:table-cell>
          <table:table-cell table:style-name="ce10" table:formula="of:=MIN([.C4:.G4])" office:value-type="float" office:value="663" calcext:value-type="float">
            <text:p>663</text:p>
          </table:table-cell>
          <table:table-cell table:style-name="ce12" table:formula="of:=MAX([.C4:.G4])-[.H4]" office:value-type="float" office:value="12" calcext:value-type="float">
            <text:p>12</text:p>
          </table:table-cell>
          <table:table-cell table:style-name="ce33" table:formula="of:=SUM([.C4:.G4])/COUNT([.C4:.G4])" office:value-type="float" office:value="669.2" calcext:value-type="float">
            <text:p>669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808" calcext:value-type="float">
            <text:p>808</text:p>
          </table:table-cell>
          <table:table-cell table:style-name="ce10" office:value-type="float" office:value="801" calcext:value-type="float">
            <text:p>801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25" calcext:value-type="float">
            <text:p>825</text:p>
          </table:table-cell>
          <table:table-cell table:style-name="ce10" office:value-type="float" office:value="834" calcext:value-type="float">
            <text:p>834</text:p>
          </table:table-cell>
          <table:table-cell table:style-name="ce10" table:formula="of:=MIN([.C5:.G5])" office:value-type="float" office:value="801" calcext:value-type="float">
            <text:p>801</text:p>
          </table:table-cell>
          <table:table-cell table:style-name="ce12" table:formula="of:=MAX([.C5:.G5])-[.H5]" office:value-type="float" office:value="33" calcext:value-type="float">
            <text:p>33</text:p>
          </table:table-cell>
          <table:table-cell table:style-name="ce33" table:formula="of:=SUM([.C5:.G5])/COUNT([.C5:.G5])" office:value-type="float" office:value="815.4" calcext:value-type="float">
            <text:p>815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776" calcext:value-type="float">
            <text:p>776</text:p>
          </table:table-cell>
          <table:table-cell table:style-name="ce10" office:value-type="float" office:value="781" calcext:value-type="float">
            <text:p>781</text:p>
          </table:table-cell>
          <table:table-cell table:style-name="ce10" office:value-type="float" office:value="770" calcext:value-type="float">
            <text:p>770</text:p>
          </table:table-cell>
          <table:table-cell table:style-name="ce10" office:value-type="float" office:value="778" calcext:value-type="float">
            <text:p>778</text:p>
          </table:table-cell>
          <table:table-cell table:style-name="ce10" office:value-type="float" office:value="757" calcext:value-type="float">
            <text:p>757</text:p>
          </table:table-cell>
          <table:table-cell table:style-name="ce10" table:formula="of:=MIN([.C6:.G6])" office:value-type="float" office:value="757" calcext:value-type="float">
            <text:p>757</text:p>
          </table:table-cell>
          <table:table-cell table:style-name="ce12" table:formula="of:=MAX([.C6:.G6])-[.H6]" office:value-type="float" office:value="24" calcext:value-type="float">
            <text:p>24</text:p>
          </table:table-cell>
          <table:table-cell table:style-name="ce33" table:formula="of:=SUM([.C6:.G6])/COUNT([.C6:.G6])" office:value-type="float" office:value="772.4" calcext:value-type="float">
            <text:p>772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586" calcext:value-type="float">
            <text:p>586</text:p>
          </table:table-cell>
          <table:table-cell table:style-name="ce10" office:value-type="float" office:value="624" calcext:value-type="float">
            <text:p>624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577" calcext:value-type="float">
            <text:p>577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table:formula="of:=MIN([.C7:.G7])" office:value-type="float" office:value="577" calcext:value-type="float">
            <text:p>577</text:p>
          </table:table-cell>
          <table:table-cell table:style-name="ce12" table:formula="of:=MAX([.C7:.G7])-[.H7]" office:value-type="float" office:value="47" calcext:value-type="float">
            <text:p>47</text:p>
          </table:table-cell>
          <table:table-cell table:style-name="ce33" table:formula="of:=SUM([.C7:.G7])/COUNT([.C7:.G7])" office:value-type="float" office:value="597.8" calcext:value-type="float">
            <text:p>597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129" calcext:value-type="float">
            <text:p>1129</text:p>
          </table:table-cell>
          <table:table-cell table:style-name="ce10" office:value-type="float" office:value="1090" calcext:value-type="float">
            <text:p>1090</text:p>
          </table:table-cell>
          <table:table-cell table:style-name="ce10" office:value-type="float" office:value="1077" calcext:value-type="float">
            <text:p>1077</text:p>
          </table:table-cell>
          <table:table-cell table:style-name="ce10" office:value-type="float" office:value="1133" calcext:value-type="float">
            <text:p>1133</text:p>
          </table:table-cell>
          <table:table-cell table:style-name="ce10" office:value-type="float" office:value="1084" calcext:value-type="float">
            <text:p>1084</text:p>
          </table:table-cell>
          <table:table-cell table:style-name="ce10" table:formula="of:=MIN([.C8:.G8])" office:value-type="float" office:value="1077" calcext:value-type="float">
            <text:p>1077</text:p>
          </table:table-cell>
          <table:table-cell table:style-name="ce12" table:formula="of:=MAX([.C8:.G8])-[.H8]" office:value-type="float" office:value="56" calcext:value-type="float">
            <text:p>56</text:p>
          </table:table-cell>
          <table:table-cell table:style-name="ce33" table:formula="of:=SUM([.C8:.G8])/COUNT([.C8:.G8])" office:value-type="float" office:value="1102.6" calcext:value-type="float">
            <text:p>110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899" calcext:value-type="float">
            <text:p>1899</text:p>
          </table:table-cell>
          <table:table-cell table:style-name="ce10" office:value-type="float" office:value="1936" calcext:value-type="float">
            <text:p>1936</text:p>
          </table:table-cell>
          <table:table-cell table:style-name="ce10" office:value-type="float" office:value="1978" calcext:value-type="float">
            <text:p>1978</text:p>
          </table:table-cell>
          <table:table-cell table:style-name="ce10" office:value-type="float" office:value="1970" calcext:value-type="float">
            <text:p>1970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 table:formula="of:=MIN([.C9:.G9])" office:value-type="float" office:value="1899" calcext:value-type="float">
            <text:p>1899</text:p>
          </table:table-cell>
          <table:table-cell table:style-name="ce12" table:formula="of:=MAX([.C9:.G9])-[.H9]" office:value-type="float" office:value="84" calcext:value-type="float">
            <text:p>84</text:p>
          </table:table-cell>
          <table:table-cell table:style-name="ce33" table:formula="of:=SUM([.C9:.G9])/COUNT([.C9:.G9])" office:value-type="float" office:value="1953.2" calcext:value-type="float">
            <text:p>1953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26377" calcext:value-type="float">
            <text:p>26377</text:p>
          </table:table-cell>
          <table:table-cell table:style-name="ce10" office:value-type="float" office:value="27613" calcext:value-type="float">
            <text:p>27613</text:p>
          </table:table-cell>
          <table:table-cell table:style-name="ce10" office:value-type="float" office:value="29586" calcext:value-type="float">
            <text:p>29586</text:p>
          </table:table-cell>
          <table:table-cell table:style-name="ce10" office:value-type="float" office:value="29641" calcext:value-type="float">
            <text:p>29641</text:p>
          </table:table-cell>
          <table:table-cell table:style-name="ce10" office:value-type="float" office:value="29589" calcext:value-type="float">
            <text:p>29589</text:p>
          </table:table-cell>
          <table:table-cell table:style-name="ce10" table:formula="of:=MIN([.C10:.G10])" office:value-type="float" office:value="26377" calcext:value-type="float">
            <text:p>26377</text:p>
          </table:table-cell>
          <table:table-cell table:style-name="ce12" table:formula="of:=MAX([.C10:.G10])-[.H10]" office:value-type="float" office:value="3264" calcext:value-type="float">
            <text:p>3264</text:p>
          </table:table-cell>
          <table:table-cell table:style-name="ce33" table:formula="of:=SUM([.C10:.G10])/COUNT([.C10:.G10])" office:value-type="float" office:value="28561.2" calcext:value-type="float">
            <text:p>2856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4524" calcext:value-type="float">
            <text:p>4524</text:p>
          </table:table-cell>
          <table:table-cell table:style-name="ce10" office:value-type="float" office:value="4552" calcext:value-type="float">
            <text:p>4552</text:p>
          </table:table-cell>
          <table:table-cell table:style-name="ce10" office:value-type="float" office:value="4550" calcext:value-type="float">
            <text:p>4550</text:p>
          </table:table-cell>
          <table:table-cell table:style-name="ce10" office:value-type="float" office:value="4549" calcext:value-type="float">
            <text:p>4549</text:p>
          </table:table-cell>
          <table:table-cell table:style-name="ce10" office:value-type="float" office:value="4517" calcext:value-type="float">
            <text:p>4517</text:p>
          </table:table-cell>
          <table:table-cell table:style-name="ce10" table:formula="of:=MIN([.C11:.G11])" office:value-type="float" office:value="4517" calcext:value-type="float">
            <text:p>4517</text:p>
          </table:table-cell>
          <table:table-cell table:style-name="ce12" table:formula="of:=MAX([.C11:.G11])-[.H11]" office:value-type="float" office:value="35" calcext:value-type="float">
            <text:p>35</text:p>
          </table:table-cell>
          <table:table-cell table:style-name="ce33" table:formula="of:=SUM([.C11:.G11])/COUNT([.C11:.G11])" office:value-type="float" office:value="4538.4" calcext:value-type="float">
            <text:p>4538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25530" calcext:value-type="float">
            <text:p>25530</text:p>
          </table:table-cell>
          <table:table-cell table:style-name="ce10" office:value-type="float" office:value="25550" calcext:value-type="float">
            <text:p>25550</text:p>
          </table:table-cell>
          <table:table-cell table:style-name="ce10" office:value-type="float" office:value="25575" calcext:value-type="float">
            <text:p>25575</text:p>
          </table:table-cell>
          <table:table-cell table:style-name="ce10" office:value-type="float" office:value="25625" calcext:value-type="float">
            <text:p>25625</text:p>
          </table:table-cell>
          <table:table-cell table:style-name="ce10" office:value-type="float" office:value="25530" calcext:value-type="float">
            <text:p>25530</text:p>
          </table:table-cell>
          <table:table-cell table:style-name="ce10" table:formula="of:=MIN([.C12:.G12])" office:value-type="float" office:value="25530" calcext:value-type="float">
            <text:p>25530</text:p>
          </table:table-cell>
          <table:table-cell table:style-name="ce12" table:formula="of:=MAX([.C12:.G12])-[.H12]" office:value-type="float" office:value="95" calcext:value-type="float">
            <text:p>95</text:p>
          </table:table-cell>
          <table:table-cell table:style-name="ce33" table:formula="of:=SUM([.C12:.G12])/COUNT([.C12:.G12])" office:value-type="float" office:value="25562" calcext:value-type="float">
            <text:p>2556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2354" calcext:value-type="float">
            <text:p>2354</text:p>
          </table:table-cell>
          <table:table-cell table:style-name="ce10" office:value-type="float" office:value="2353" calcext:value-type="float">
            <text:p>2353</text:p>
          </table:table-cell>
          <table:table-cell table:style-name="ce10" office:value-type="float" office:value="2352" calcext:value-type="float">
            <text:p>2352</text:p>
          </table:table-cell>
          <table:table-cell table:style-name="ce10" office:value-type="float" office:value="2354" calcext:value-type="float">
            <text:p>2354</text:p>
          </table:table-cell>
          <table:table-cell table:style-name="ce10" office:value-type="float" office:value="2363" calcext:value-type="float">
            <text:p>2363</text:p>
          </table:table-cell>
          <table:table-cell table:style-name="ce10" table:formula="of:=MIN([.C13:.G13])" office:value-type="float" office:value="2352" calcext:value-type="float">
            <text:p>2352</text:p>
          </table:table-cell>
          <table:table-cell table:style-name="ce12" table:formula="of:=MAX([.C13:.G13])-[.H13]" office:value-type="float" office:value="11" calcext:value-type="float">
            <text:p>11</text:p>
          </table:table-cell>
          <table:table-cell table:style-name="ce33" table:formula="of:=SUM([.C13:.G13])/COUNT([.C13:.G13])" office:value-type="float" office:value="2355.2" calcext:value-type="float">
            <text:p>2355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4847" calcext:value-type="float">
            <text:p>14847</text:p>
          </table:table-cell>
          <table:table-cell table:style-name="ce10" office:value-type="float" office:value="14833" calcext:value-type="float">
            <text:p>14833</text:p>
          </table:table-cell>
          <table:table-cell table:style-name="ce10" office:value-type="float" office:value="14877" calcext:value-type="float">
            <text:p>14877</text:p>
          </table:table-cell>
          <table:table-cell table:style-name="ce10" office:value-type="float" office:value="14937" calcext:value-type="float">
            <text:p>14937</text:p>
          </table:table-cell>
          <table:table-cell table:style-name="ce10" office:value-type="float" office:value="14929" calcext:value-type="float">
            <text:p>14929</text:p>
          </table:table-cell>
          <table:table-cell table:style-name="ce10" table:formula="of:=MIN([.C14:.G14])" office:value-type="float" office:value="14833" calcext:value-type="float">
            <text:p>14833</text:p>
          </table:table-cell>
          <table:table-cell table:style-name="ce12" table:formula="of:=MAX([.C14:.G14])-[.H14]" office:value-type="float" office:value="104" calcext:value-type="float">
            <text:p>104</text:p>
          </table:table-cell>
          <table:table-cell table:style-name="ce33" table:formula="of:=SUM([.C14:.G14])/COUNT([.C14:.G14])" office:value-type="float" office:value="14884.6" calcext:value-type="float">
            <text:p>14884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85787" calcext:value-type="float">
            <text:p>85787</text:p>
          </table:table-cell>
          <table:table-cell table:style-name="ce10" office:value-type="float" office:value="85635" calcext:value-type="float">
            <text:p>85635</text:p>
          </table:table-cell>
          <table:table-cell table:style-name="ce10" office:value-type="float" office:value="85555" calcext:value-type="float">
            <text:p>85555</text:p>
          </table:table-cell>
          <table:table-cell table:style-name="ce10" office:value-type="float" office:value="79986" calcext:value-type="float">
            <text:p>79986</text:p>
          </table:table-cell>
          <table:table-cell table:style-name="ce10" office:value-type="float" office:value="75854" calcext:value-type="float">
            <text:p>75854</text:p>
          </table:table-cell>
          <table:table-cell table:style-name="ce10" table:formula="of:=MIN([.C15:.G15])" office:value-type="float" office:value="75854" calcext:value-type="float">
            <text:p>75854</text:p>
          </table:table-cell>
          <table:table-cell table:style-name="ce12" table:formula="of:=MAX([.C15:.G15])-[.H15]" office:value-type="float" office:value="9933" calcext:value-type="float">
            <text:p>9933</text:p>
          </table:table-cell>
          <table:table-cell table:style-name="ce33" table:formula="of:=SUM([.C15:.G15])/COUNT([.C15:.G15])" office:value-type="float" office:value="82563.4" calcext:value-type="float">
            <text:p>82563,4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890670" calcext:value-type="float">
            <text:p>890670</text:p>
          </table:table-cell>
          <table:table-cell table:style-name="ce11" office:value-type="float" office:value="898990" calcext:value-type="float">
            <text:p>898990</text:p>
          </table:table-cell>
          <table:table-cell table:style-name="ce11" office:value-type="float" office:value="923456" calcext:value-type="float">
            <text:p>923456</text:p>
          </table:table-cell>
          <table:table-cell table:style-name="ce11" office:value-type="float" office:value="995211" calcext:value-type="float">
            <text:p>995211</text:p>
          </table:table-cell>
          <table:table-cell table:style-name="ce11"/>
          <table:table-cell table:style-name="ce11" table:formula="of:=MIN([.C16:.G16])" office:value-type="float" office:value="890670" calcext:value-type="float">
            <text:p>890670</text:p>
          </table:table-cell>
          <table:table-cell table:style-name="ce13" table:formula="of:=MAX([.C16:.G16])-[.H16]" office:value-type="float" office:value="104541" calcext:value-type="float">
            <text:p>104541</text:p>
          </table:table-cell>
          <table:table-cell table:style-name="ce34" table:formula="of:=SUM([.C16:.G16])/COUNT([.C16:.G16])" office:value-type="float" office:value="927081.75" calcext:value-type="float">
            <text:p>927081,7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1091457.15" calcext:value-type="float">
            <text:p>1091457,1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303:10:57" calcext:value-type="string" table:number-columns-spanned="3" table:number-rows-spanned="1">
            <text:p>303:10:57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cm" svg:height="12cm" svg:x="16.732cm" svg:y="0.299cm">
            <draw:object draw:notify-on-update-of-ranges="Durchschnitte.B4:Durchschnitte.B16 Durchschnitte.D3:Durchschnitte.D3 Durchschnitte.D4:Durchschnitte.D16 Durchschnitte.C3:Durchschnitte.C3 Durchschnitte.C4:Durchschnitte.C16 Durchschnitte.E3:Durchschnitte.E3 Durchschnitte.E4:Durchschnitte.E16 Durchschnitte.F3:Durchschnitte.F3 Durchschnitte.F4:Durchschnitte.F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default-cell-style-name="ce5"/>
        <table:table-column table:style-name="co9" table:number-columns-repeated="4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4" table:number-rows-spanned="1">
            <text:p>Vergleich der Durchschnittswerte</text:p>
          </table:table-cell>
          <table:covered-table-cell table:number-columns-repeated="3" table:style-name="ce23"/>
          <table:table-cell table:number-columns-repeated="1018"/>
        </table:table-row>
        <table:table-row table:style-name="ro1">
          <table:table-cell/>
          <table:table-cell table:style-name="ce20"/>
          <table:table-cell table:style-name="ce35" office:value-type="string" calcext:value-type="string">
            <text:p>Diese Arbeit</text:p>
          </table:table-cell>
          <table:table-cell table:style-name="ce36" office:value-type="string" calcext:value-type="string">
            <text:p>CBMC</text:p>
          </table:table-cell>
          <table:table-cell table:style-name="ce36" office:value-type="string" calcext:value-type="string">
            <text:p>Martin Maurer – Tseitin</text:p>
          </table:table-cell>
          <table:table-cell table:style-name="ce37" office:value-type="string" calcext:value-type="string">
            <text:p>Martin Maurer – Espresso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table:formula="of:=[thesis.J4]" office:value-type="float" office:value="22.6" calcext:value-type="float">
            <text:p>22,6</text:p>
          </table:table-cell>
          <table:table-cell table:style-name="ce10" table:formula="of:=[cbmc.J4]" office:value-type="float" office:value="44.8" calcext:value-type="float">
            <text:p>44,8</text:p>
          </table:table-cell>
          <table:table-cell table:style-name="ce10" table:formula="of:=['capiman-tseitin'.J4]" office:value-type="float" office:value="14.8" calcext:value-type="float">
            <text:p>14,8</text:p>
          </table:table-cell>
          <table:table-cell table:style-name="ce17" table:formula="of:=['capiman-espresso'.J4]" office:value-type="float" office:value="669.2" calcext:value-type="float">
            <text:p>669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table:formula="of:=[thesis.J5]" office:value-type="float" office:value="28.6" calcext:value-type="float">
            <text:p>28,6</text:p>
          </table:table-cell>
          <table:table-cell table:style-name="ce10" table:formula="of:=[cbmc.J5]" office:value-type="float" office:value="2" calcext:value-type="float">
            <text:p>2</text:p>
          </table:table-cell>
          <table:table-cell table:style-name="ce10" table:formula="of:=['capiman-tseitin'.J5]" office:value-type="float" office:value="75.8" calcext:value-type="float">
            <text:p>75,8</text:p>
          </table:table-cell>
          <table:table-cell table:style-name="ce17" table:formula="of:=['capiman-espresso'.J5]" office:value-type="float" office:value="815.4" calcext:value-type="float">
            <text:p>815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table:formula="of:=[thesis.J6]" office:value-type="float" office:value="21.2" calcext:value-type="float">
            <text:p>21,2</text:p>
          </table:table-cell>
          <table:table-cell table:style-name="ce10" table:formula="of:=[cbmc.J6]" office:value-type="float" office:value="106.2" calcext:value-type="float">
            <text:p>106,2</text:p>
          </table:table-cell>
          <table:table-cell table:style-name="ce10" table:formula="of:=['capiman-tseitin'.J6]" office:value-type="float" office:value="32.6" calcext:value-type="float">
            <text:p>32,6</text:p>
          </table:table-cell>
          <table:table-cell table:style-name="ce17" table:formula="of:=['capiman-espresso'.J6]" office:value-type="float" office:value="772.4" calcext:value-type="float">
            <text:p>772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table:formula="of:=[thesis.J7]" office:value-type="float" office:value="669.6" calcext:value-type="float">
            <text:p>669,6</text:p>
          </table:table-cell>
          <table:table-cell table:style-name="ce10" table:formula="of:=[cbmc.J7]" office:value-type="float" office:value="79.8" calcext:value-type="float">
            <text:p>79,8</text:p>
          </table:table-cell>
          <table:table-cell table:style-name="ce10" table:formula="of:=['capiman-tseitin'.J7]" office:value-type="float" office:value="635.6" calcext:value-type="float">
            <text:p>635,6</text:p>
          </table:table-cell>
          <table:table-cell table:style-name="ce17" table:formula="of:=['capiman-espresso'.J7]" office:value-type="float" office:value="597.8" calcext:value-type="float">
            <text:p>597,8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table:formula="of:=[thesis.J8]" office:value-type="float" office:value="14.2" calcext:value-type="float">
            <text:p>14,2</text:p>
          </table:table-cell>
          <table:table-cell table:style-name="ce10" table:formula="of:=[cbmc.J8]" office:value-type="float" office:value="318.2" calcext:value-type="float">
            <text:p>318,2</text:p>
          </table:table-cell>
          <table:table-cell table:style-name="ce10" table:formula="of:=['capiman-tseitin'.J8]" office:value-type="float" office:value="572.8" calcext:value-type="float">
            <text:p>572,8</text:p>
          </table:table-cell>
          <table:table-cell table:style-name="ce17" table:formula="of:=['capiman-espresso'.J8]" office:value-type="float" office:value="1102.6" calcext:value-type="float">
            <text:p>1102,6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table:formula="of:=[thesis.J9]" office:value-type="float" office:value="2653.4" calcext:value-type="float">
            <text:p>2653,4</text:p>
          </table:table-cell>
          <table:table-cell table:style-name="ce10" table:formula="of:=[cbmc.J9]" office:value-type="float" office:value="299.4" calcext:value-type="float">
            <text:p>299,4</text:p>
          </table:table-cell>
          <table:table-cell table:style-name="ce10" table:formula="of:=['capiman-tseitin'.J9]" office:value-type="float" office:value="163.6" calcext:value-type="float">
            <text:p>163,6</text:p>
          </table:table-cell>
          <table:table-cell table:style-name="ce17" table:formula="of:=['capiman-espresso'.J9]" office:value-type="float" office:value="1953.2" calcext:value-type="float">
            <text:p>1953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table:formula="of:=[thesis.J10]" office:value-type="float" office:value="1560.6" calcext:value-type="float">
            <text:p>1560,6</text:p>
          </table:table-cell>
          <table:table-cell table:style-name="ce10" table:formula="of:=[cbmc.J10]" office:value-type="float" office:value="1643.2" calcext:value-type="float">
            <text:p>1643,2</text:p>
          </table:table-cell>
          <table:table-cell table:style-name="ce10" table:formula="of:=['capiman-tseitin'.J10]" office:value-type="float" office:value="471.2" calcext:value-type="float">
            <text:p>471,2</text:p>
          </table:table-cell>
          <table:table-cell table:style-name="ce17" table:formula="of:=['capiman-espresso'.J10]" office:value-type="float" office:value="28561.2" calcext:value-type="float">
            <text:p>28561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table:formula="of:=[thesis.J11]" office:value-type="float" office:value="1979" calcext:value-type="float">
            <text:p>1979</text:p>
          </table:table-cell>
          <table:table-cell table:style-name="ce10" table:formula="of:=[cbmc.J11]" office:value-type="float" office:value="3856.2" calcext:value-type="float">
            <text:p>3856,2</text:p>
          </table:table-cell>
          <table:table-cell table:style-name="ce10" table:formula="of:=['capiman-tseitin'.J11]" office:value-type="float" office:value="21260" calcext:value-type="float">
            <text:p>21260</text:p>
          </table:table-cell>
          <table:table-cell table:style-name="ce17" table:formula="of:=['capiman-espresso'.J11]" office:value-type="float" office:value="4538.4" calcext:value-type="float">
            <text:p>4538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table:formula="of:=[thesis.J12]" office:value-type="float" office:value="378.4" calcext:value-type="float">
            <text:p>378,4</text:p>
          </table:table-cell>
          <table:table-cell table:style-name="ce10" table:formula="of:=[cbmc.J12]" office:value-type="float" office:value="1909.4" calcext:value-type="float">
            <text:p>1909,4</text:p>
          </table:table-cell>
          <table:table-cell table:style-name="ce10" table:formula="of:=['capiman-tseitin'.J12]" office:value-type="float" office:value="55850.2" calcext:value-type="float">
            <text:p>55850,2</text:p>
          </table:table-cell>
          <table:table-cell table:style-name="ce17" table:formula="of:=['capiman-espresso'.J12]" office:value-type="float" office:value="25562" calcext:value-type="float">
            <text:p>2556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table:formula="of:=[thesis.J13]" office:value-type="float" office:value="60159.2" calcext:value-type="float">
            <text:p>60159,2</text:p>
          </table:table-cell>
          <table:table-cell table:style-name="ce10" table:formula="of:=[cbmc.J13]" office:value-type="float" office:value="53535" calcext:value-type="float">
            <text:p>53535</text:p>
          </table:table-cell>
          <table:table-cell table:style-name="ce10" table:formula="of:=['capiman-tseitin'.J13]" office:value-type="float" office:value="28084" calcext:value-type="float">
            <text:p>28084</text:p>
          </table:table-cell>
          <table:table-cell table:style-name="ce17" table:formula="of:=['capiman-espresso'.J13]" office:value-type="float" office:value="2355.2" calcext:value-type="float">
            <text:p>2355,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table:formula="of:=[thesis.J14]" office:value-type="float" office:value="132684.6" calcext:value-type="float">
            <text:p>132684,6</text:p>
          </table:table-cell>
          <table:table-cell table:style-name="ce10" table:formula="of:=[cbmc.J14]" office:value-type="float" office:value="50909.2" calcext:value-type="float">
            <text:p>50909,2</text:p>
          </table:table-cell>
          <table:table-cell table:style-name="ce10" table:formula="of:=['capiman-tseitin'.J14]" office:value-type="float" office:value="809251.4" calcext:value-type="float">
            <text:p>809251,4</text:p>
          </table:table-cell>
          <table:table-cell table:style-name="ce17" table:formula="of:=['capiman-espresso'.J14]" office:value-type="float" office:value="14884.6" calcext:value-type="float">
            <text:p>14884,6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table:formula="of:=[thesis.J15]" office:value-type="float" office:value="2971.6" calcext:value-type="float">
            <text:p>2971,6</text:p>
          </table:table-cell>
          <table:table-cell table:style-name="ce10" table:formula="of:=[cbmc.J15]" office:value-type="float" office:value="807.8" calcext:value-type="float">
            <text:p>807,8</text:p>
          </table:table-cell>
          <table:table-cell table:style-name="ce10" table:formula="of:=['capiman-tseitin'.J15]" office:value-type="float" office:value="0" calcext:value-type="float">
            <text:p>0</text:p>
          </table:table-cell>
          <table:table-cell table:style-name="ce17" table:formula="of:=['capiman-espresso'.J15]" office:value-type="float" office:value="82563.4" calcext:value-type="float">
            <text:p>82563,4</text:p>
          </table:table-cell>
          <table:table-cell table:number-columns-repeated="1018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table:formula="of:=[thesis.J16]" office:value-type="float" office:value="174625.6" calcext:value-type="float">
            <text:p>174625,6</text:p>
          </table:table-cell>
          <table:table-cell table:style-name="ce11" table:formula="of:=[cbmc.J16]" office:value-type="float" office:value="0" calcext:value-type="float">
            <text:p>0</text:p>
          </table:table-cell>
          <table:table-cell table:style-name="ce11" table:formula="of:=['capiman-tseitin'.J16]" office:value-type="float" office:value="0" calcext:value-type="float">
            <text:p>0</text:p>
          </table:table-cell>
          <table:table-cell table:style-name="ce18" table:formula="of:=['capiman-espresso'.J16]" office:value-type="float" office:value="927081.75" calcext:value-type="float">
            <text:p>927081,75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wert" table:style-name="ta2">
        <office:forms form:automatic-focus="false" form:apply-design-mode="false"/>
        <table:shapes>
          <draw:frame draw:z-index="0" draw:name="Chart 1" draw:style-name="gr1" draw:text-style-name="P1" svg:width="17cm" svg:height="12cm" svg:x="16.555cm" svg:y="0.436cm">
            <draw:object draw:notify-on-update-of-ranges="thesis.B4:thesis.B16 thesis.C2:thesis.C2 thesis.J4:thesis.J16 Initialwert.C2:Initialwert.C2 Initialwert.J4:Initialwert.J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Initialwertberechnung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style-name="ce10" table:formula="of:=MIN([.C4:.G4])" office:value-type="float" office:value="6" calcext:value-type="float">
            <text:p>6</text:p>
          </table:table-cell>
          <table:table-cell table:style-name="ce12" table:formula="of:=MAX([.C4:.G4])-[.H4]" office:value-type="float" office:value="0" calcext:value-type="float">
            <text:p>0</text:p>
          </table:table-cell>
          <table:table-cell table:style-name="ce33" table:formula="of:=SUM([.C4:.G4])/COUNT([.C4:.G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MIN([.C5:.G5])" office:value-type="float" office:value="11" calcext:value-type="float">
            <text:p>11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33" table:formula="of:=SUM([.C5:.G5])/COUNT([.C5:.G5])" office:value-type="float" office:value="11.4" calcext:value-type="float">
            <text:p>11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2"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table:formula="of:=MIN([.C6:.G6])" office:value-type="float" office:value="33" calcext:value-type="float">
            <text:p>33</text:p>
          </table:table-cell>
          <table:table-cell table:style-name="ce12" table:formula="of:=MAX([.C6:.G6])-[.H6]" office:value-type="float" office:value="1" calcext:value-type="float">
            <text:p>1</text:p>
          </table:table-cell>
          <table:table-cell table:style-name="ce33" table:formula="of:=SUM([.C6:.G6])/COUNT([.C6:.G6])" office:value-type="float" office:value="33.4" calcext:value-type="float">
            <text:p>33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44" calcext:value-type="float">
            <text:p>44</text:p>
          </table:table-cell>
          <table:table-cell table:number-columns-repeated="4" table:style-name="ce10" office:value-type="float" office:value="44" calcext:value-type="float">
            <text:p>44</text:p>
          </table:table-cell>
          <table:table-cell table:style-name="ce10" table:formula="of:=MIN([.C7:.G7])" office:value-type="float" office:value="44" calcext:value-type="float">
            <text:p>44</text:p>
          </table:table-cell>
          <table:table-cell table:style-name="ce12" table:formula="of:=MAX([.C7:.G7])-[.H7]" office:value-type="float" office:value="0" calcext:value-type="float">
            <text:p>0</text:p>
          </table:table-cell>
          <table:table-cell table:style-name="ce33" table:formula="of:=SUM([.C7:.G7])/COUNT([.C7:.G7]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style-name="ce10" table:formula="of:=MIN([.C8:.G8])" office:value-type="float" office:value="5" calcext:value-type="float">
            <text:p>5</text:p>
          </table:table-cell>
          <table:table-cell table:style-name="ce12" table:formula="of:=MAX([.C8:.G8])-[.H8]" office:value-type="float" office:value="0" calcext:value-type="float">
            <text:p>0</text:p>
          </table:table-cell>
          <table:table-cell table:style-name="ce33" table:formula="of:=SUM([.C8:.G8])/COUNT([.C8:.G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61" calcext:value-type="float">
            <text:p>161</text:p>
          </table:table-cell>
          <table:table-cell table:number-columns-repeated="2" table:style-name="ce10" office:value-type="float" office:value="160" calcext:value-type="float">
            <text:p>160</text:p>
          </table:table-cell>
          <table:table-cell table:number-columns-repeated="2" table:style-name="ce10" office:value-type="float" office:value="159" calcext:value-type="float">
            <text:p>159</text:p>
          </table:table-cell>
          <table:table-cell table:style-name="ce10" table:formula="of:=MIN([.C9:.G9])" office:value-type="float" office:value="159" calcext:value-type="float">
            <text:p>159</text:p>
          </table:table-cell>
          <table:table-cell table:style-name="ce12" table:formula="of:=MAX([.C9:.G9])-[.H9]" office:value-type="float" office:value="2" calcext:value-type="float">
            <text:p>2</text:p>
          </table:table-cell>
          <table:table-cell table:style-name="ce33" table:formula="of:=SUM([.C9:.G9])/COUNT([.C9:.G9])" office:value-type="float" office:value="159.8" calcext:value-type="float">
            <text:p>159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797" calcext:value-type="float">
            <text:p>797</text:p>
          </table:table-cell>
          <table:table-cell table:style-name="ce10" office:value-type="float" office:value="796" calcext:value-type="float">
            <text:p>796</text:p>
          </table:table-cell>
          <table:table-cell table:number-columns-repeated="2" table:style-name="ce10" office:value-type="float" office:value="797" calcext:value-type="float">
            <text:p>797</text:p>
          </table:table-cell>
          <table:table-cell table:style-name="ce10" office:value-type="float" office:value="796" calcext:value-type="float">
            <text:p>796</text:p>
          </table:table-cell>
          <table:table-cell table:style-name="ce10" table:formula="of:=MIN([.C10:.G10])" office:value-type="float" office:value="796" calcext:value-type="float">
            <text:p>796</text:p>
          </table:table-cell>
          <table:table-cell table:style-name="ce12" table:formula="of:=MAX([.C10:.G10])-[.H10]" office:value-type="float" office:value="1" calcext:value-type="float">
            <text:p>1</text:p>
          </table:table-cell>
          <table:table-cell table:style-name="ce33" table:formula="of:=SUM([.C10:.G10])/COUNT([.C10:.G10])" office:value-type="float" office:value="796.6" calcext:value-type="float">
            <text:p>796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938" calcext:value-type="float">
            <text:p>938</text:p>
          </table:table-cell>
          <table:table-cell table:style-name="ce10" office:value-type="float" office:value="954" calcext:value-type="float">
            <text:p>954</text:p>
          </table:table-cell>
          <table:table-cell table:style-name="ce10" office:value-type="float" office:value="927" calcext:value-type="float">
            <text:p>927</text:p>
          </table:table-cell>
          <table:table-cell table:style-name="ce10" office:value-type="float" office:value="925" calcext:value-type="float">
            <text:p>925</text:p>
          </table:table-cell>
          <table:table-cell table:style-name="ce10" office:value-type="float" office:value="948" calcext:value-type="float">
            <text:p>948</text:p>
          </table:table-cell>
          <table:table-cell table:style-name="ce10" table:formula="of:=MIN([.C11:.G11])" office:value-type="float" office:value="925" calcext:value-type="float">
            <text:p>925</text:p>
          </table:table-cell>
          <table:table-cell table:style-name="ce12" table:formula="of:=MAX([.C11:.G11])-[.H11]" office:value-type="float" office:value="29" calcext:value-type="float">
            <text:p>29</text:p>
          </table:table-cell>
          <table:table-cell table:style-name="ce33" table:formula="of:=SUM([.C11:.G11])/COUNT([.C11:.G11])" office:value-type="float" office:value="938.4" calcext:value-type="float">
            <text:p>938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611" calcext:value-type="float">
            <text:p>611</text:p>
          </table:table-cell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613" calcext:value-type="float">
            <text:p>613</text:p>
          </table:table-cell>
          <table:table-cell table:number-columns-repeated="2" table:style-name="ce10" office:value-type="float" office:value="614" calcext:value-type="float">
            <text:p>614</text:p>
          </table:table-cell>
          <table:table-cell table:style-name="ce10" table:formula="of:=MIN([.C12:.G12])" office:value-type="float" office:value="611" calcext:value-type="float">
            <text:p>611</text:p>
          </table:table-cell>
          <table:table-cell table:style-name="ce12" table:formula="of:=MAX([.C12:.G12])-[.H12]" office:value-type="float" office:value="19" calcext:value-type="float">
            <text:p>19</text:p>
          </table:table-cell>
          <table:table-cell table:style-name="ce33" table:formula="of:=SUM([.C12:.G12])/COUNT([.C12:.G12])" office:value-type="float" office:value="616.4" calcext:value-type="float">
            <text:p>616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4261" calcext:value-type="float">
            <text:p>4261</text:p>
          </table:table-cell>
          <table:table-cell table:style-name="ce10" office:value-type="float" office:value="4264" calcext:value-type="float">
            <text:p>4264</text:p>
          </table:table-cell>
          <table:table-cell table:style-name="ce10" office:value-type="float" office:value="4314" calcext:value-type="float">
            <text:p>4314</text:p>
          </table:table-cell>
          <table:table-cell table:style-name="ce10" office:value-type="float" office:value="4262" calcext:value-type="float">
            <text:p>4262</text:p>
          </table:table-cell>
          <table:table-cell table:style-name="ce10" office:value-type="float" office:value="4252" calcext:value-type="float">
            <text:p>4252</text:p>
          </table:table-cell>
          <table:table-cell table:style-name="ce10" table:formula="of:=MIN([.C13:.G13])" office:value-type="float" office:value="4252" calcext:value-type="float">
            <text:p>4252</text:p>
          </table:table-cell>
          <table:table-cell table:style-name="ce12" table:formula="of:=MAX([.C13:.G13])-[.H13]" office:value-type="float" office:value="62" calcext:value-type="float">
            <text:p>62</text:p>
          </table:table-cell>
          <table:table-cell table:style-name="ce33" table:formula="of:=SUM([.C13:.G13])/COUNT([.C13:.G13])" office:value-type="float" office:value="4270.6" calcext:value-type="float">
            <text:p>4270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25365" calcext:value-type="float">
            <text:p>25365</text:p>
          </table:table-cell>
          <table:table-cell table:style-name="ce10" office:value-type="float" office:value="25363" calcext:value-type="float">
            <text:p>25363</text:p>
          </table:table-cell>
          <table:table-cell table:style-name="ce10" office:value-type="float" office:value="25235" calcext:value-type="float">
            <text:p>25235</text:p>
          </table:table-cell>
          <table:table-cell table:style-name="ce10" office:value-type="float" office:value="25496" calcext:value-type="float">
            <text:p>25496</text:p>
          </table:table-cell>
          <table:table-cell table:style-name="ce10" office:value-type="float" office:value="25286" calcext:value-type="float">
            <text:p>25286</text:p>
          </table:table-cell>
          <table:table-cell table:style-name="ce10" table:formula="of:=MIN([.C14:.G14])" office:value-type="float" office:value="25235" calcext:value-type="float">
            <text:p>25235</text:p>
          </table:table-cell>
          <table:table-cell table:style-name="ce12" table:formula="of:=MAX([.C14:.G14])-[.H14]" office:value-type="float" office:value="261" calcext:value-type="float">
            <text:p>261</text:p>
          </table:table-cell>
          <table:table-cell table:style-name="ce33" table:formula="of:=SUM([.C14:.G14])/COUNT([.C14:.G14])" office:value-type="float" office:value="25349" calcext:value-type="float">
            <text:p>25349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38760" calcext:value-type="float">
            <text:p>38760</text:p>
          </table:table-cell>
          <table:table-cell table:style-name="ce10" office:value-type="float" office:value="38871" calcext:value-type="float">
            <text:p>38871</text:p>
          </table:table-cell>
          <table:table-cell table:style-name="ce10" office:value-type="float" office:value="39169" calcext:value-type="float">
            <text:p>39169</text:p>
          </table:table-cell>
          <table:table-cell table:style-name="ce10" office:value-type="float" office:value="39710" calcext:value-type="float">
            <text:p>39710</text:p>
          </table:table-cell>
          <table:table-cell table:style-name="ce10"/>
          <table:table-cell table:style-name="ce10" table:formula="of:=MIN([.C15:.G15])" office:value-type="float" office:value="38760" calcext:value-type="float">
            <text:p>38760</text:p>
          </table:table-cell>
          <table:table-cell table:style-name="ce12" table:formula="of:=MAX([.C15:.G15])-[.H15]" office:value-type="float" office:value="950" calcext:value-type="float">
            <text:p>950</text:p>
          </table:table-cell>
          <table:table-cell table:style-name="ce33" table:formula="of:=SUM([.C15:.G15])/COUNT([.C15:.G15])" office:value-type="float" office:value="39127.5" calcext:value-type="float">
            <text:p>39127,5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0" calcext:value-type="float">
            <text:p>0</text:p>
          </table:table-cell>
          <table:table-cell table:style-name="ce11" table:number-columns-repeated="4"/>
          <table:table-cell table:style-name="ce11" table:formula="of:=MIN([.C16:.G16])" office:value-type="float" office:value="0" calcext:value-type="float">
            <text:p>0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71358.1" calcext:value-type="float">
            <text:p>71358,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INT(MOD([.E18];60))" office:value-type="string" office:string-value="19:49:18" calcext:value-type="string" table:number-columns-spanned="3" table:number-rows-spanned="1">
            <text:p>19:49:18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.00.0000</text:date>, <text:time style:data-style-name="N2" text:time-value="13:36:09.4090925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7-02-14T13:42:18.624695193</dc:date>
    <meta:editing-cycles>336</meta:editing-cycles>
    <meta:editing-duration>P11DT23H46M39S</meta:editing-duration>
    <meta:generator>LibreOffice/4.2.8.2$Linux_X86_64 LibreOffice_project/420m0$Build-2</meta:generator>
    <meta:document-statistic meta:table-count="8" meta:cell-count="71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thesis.B4:thesis.B16 thesis.J3:thesis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thesis.B4:thesis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thesis.J4:thesis.J16" chart:label-cell-address="thesis.J3:thesis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thesis.J3:thesis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maximum="3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5.9999999999999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001cm" svg:height="12.001cm" xlink:href=".." xlink:type="simple" chart:class="chart:bar" chart:style-name="ch1">
        <chart:legend chart:legend-position="end" svg:x="8.621cm" svg:y="4.954cm" style:legend-expansion="high" chart:style-name="ch2"/>
        <chart:plot-area chart:style-name="ch3" table:cell-range-address="Legende.B2:Legende.F5" chart:data-source-has-labels="both" svg:x="0.26cm" svg:y="0.24cm" svg:width="8.101cm" svg:height="11.521cm">
          <chartooo:coordinate-region svg:x="0.881cm" svg:y="0.439cm" svg:width="7.043cm" svg:height="10.675cm"/>
          <chart:axis chart:dimension="x" chart:name="primary-x" chart:style-name="ch4" chartooo:axis-type="auto">
            <chartooo:date-scale/>
            <chart:categories table:cell-range-address="Legende.B3:Legende.B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egende.C3:Legende.C5" chart:label-cell-address="Legende.C2:Legende.C2" chart:class="chart:bar">
            <chart:data-point chart:repeated="3"/>
          </chart:series>
          <chart:series chart:attached-axis="primary-y" chart:style-name="ch9" chart:values-cell-range-address="Legende.D3:Legende.D5" chart:label-cell-address="Legende.D2:Legende.D2" chart:class="chart:bar">
            <chart:data-point chart:repeated="3"/>
          </chart:series>
          <chart:series chart:attached-axis="primary-y" chart:style-name="ch10" chart:values-cell-range-address="Legende.E3:Legende.E5" chart:label-cell-address="Legende.E2:Legende.E2" chart:class="chart:line">
            <chart:data-point chart:repeated="3"/>
          </chart:series>
          <chart:series chart:attached-axis="secondary-y" chart:style-name="ch11" chart:values-cell-range-address="Legende.F3:Legende.F5" chart:label-cell-address="Legende.F2:Legende.F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Legende.C2:Legende.C2</svg:desc>
                </draw:g>
              </table:table-cell>
              <table:table-cell office:value-type="string">
                <text:p>Zeitbereich mit dem</text:p>
                <draw:g>
                  <svg:desc>Legende.D2:Legende.D2</svg:desc>
                </draw:g>
              </table:table-cell>
              <table:table-cell office:value-type="string">
                <text:p>arithmetischen Mittel</text:p>
                <draw:g>
                  <svg:desc>Legende.E2:Legende.E2</svg:desc>
                </draw:g>
              </table:table-cell>
              <table:table-cell office:value-type="string">
                <text:p>Verschiedene Resultate</text:p>
                <draw:g>
                  <svg:desc>Legende.F2:Legende.F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Legende.B3:Legende.B5</svg:desc>
                </draw:g>
              </table:table-cell>
              <table:table-cell office:value-type="float" office:value="5">
                <text:p>5</text:p>
                <draw:g>
                  <svg:desc>Legende.C3:Legende.C5</svg:desc>
                </draw:g>
              </table:table-cell>
              <table:table-cell office:value-type="float" office:value="1">
                <text:p>1</text:p>
                <draw:g>
                  <svg:desc>Legende.D3:Legende.D5</svg:desc>
                </draw:g>
              </table:table-cell>
              <table:table-cell office:value-type="float" office:value="5.4">
                <text:p>5.4</text:p>
                <draw:g>
                  <svg:desc>Legende.E3:Legende.E5</svg:desc>
                </draw:g>
              </table:table-cell>
              <table:table-cell office:value-type="float" office:value="2">
                <text:p>2</text:p>
                <draw:g>
                  <svg:desc>Legende.F3:Legende.F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cbmc.B4:cbmc.B16 cbmc.J3:cbmc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cbmc.B4:cbmc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bmc.J4:cbmc.J16" chart:label-cell-address="cbmc.J3:cbmc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cbmc.J3:cbmc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cbmc.B4:cbmc.B16</svg:desc>
                </draw:g>
              </table:table-cell>
              <table:table-cell office:value-type="float" office:value="44.8">
                <text:p>44.8</text:p>
                <draw:g>
                  <svg:desc>cbmc.J4:cbmc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1048576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174cm" chart:symbol-height="0.174cm" chart:link-data-style-to-source="true"/>
      <style:graphic-properties svg:stroke-width="0.105cm" svg:stroke-color="#c5000b" draw:fill-color="#c5000b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0.001cm" svg:height="12.001cm" xlink:href=".." xlink:type="simple" chart:class="chart:line" chart:column-mapping="1 0 2 3" chart:style-name="ch1">
        <chart:legend chart:legend-position="end" svg:x="14.688cm" svg:y="4.954cm" style:legend-expansion="high" chart:style-name="ch2"/>
        <chart:plot-area chart:style-name="ch3" table:cell-range-address="Durchschnitte.B4:Durchschnitte.C16 Durchschnitte.D3:Durchschnitte.F16 Durchschnitte.C3:Durchschnitte.C3" chart:data-source-has-labels="both" svg:x="0.4cm" svg:y="0.24cm" svg:width="13.888cm" svg:height="11.521cm">
          <chartooo:coordinate-region svg:x="1.947cm" svg:y="0.439cm" svg:width="12.154cm" svg:height="10.675cm"/>
          <chart:axis chart:dimension="x" chart:name="primary-x" chart:style-name="ch4" chartooo:axis-type="auto">
            <chartooo:date-scale/>
            <chart:categories table:cell-range-address="Durchschnitte.B4:Durchschnitte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D4:Durchschnitte.D16" chart:label-cell-address="Durchschnitte.D3:Durchschnitte.D3" chart:class="chart:line">
            <chart:data-point chart:repeated="13"/>
          </chart:series>
          <chart:series chart:style-name="ch8" chart:values-cell-range-address="Durchschnitte.C4:Durchschnitte.C16" chart:label-cell-address="Durchschnitte.C3:Durchschnitte.C3" chart:class="chart:line">
            <chart:data-point chart:repeated="13"/>
          </chart:series>
          <chart:series chart:style-name="ch9" chart:values-cell-range-address="Durchschnitte.E4:Durchschnitte.E16" chart:label-cell-address="Durchschnitte.E3:Durchschnitte.E3" chart:class="chart:line">
            <chart:data-point chart:repeated="13"/>
          </chart:series>
          <chart:series chart:style-name="ch10" chart:values-cell-range-address="Durchschnitte.F4:Durchschnitte.F16" chart:label-cell-address="Durchschnitte.F3:Durchschnitte.F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MC</text:p>
                <draw:g>
                  <svg:desc>Durchschnitte.D3:Durchschnitte.D3</svg:desc>
                </draw:g>
              </table:table-cell>
              <table:table-cell office:value-type="string">
                <text:p>Diese Arbeit</text:p>
                <draw:g>
                  <svg:desc>Durchschnitte.C3:Durchschnitte.C3</svg:desc>
                </draw:g>
              </table:table-cell>
              <table:table-cell office:value-type="string">
                <text:p>Martin Maurer – Tseitin</text:p>
                <draw:g>
                  <svg:desc>Durchschnitte.E3:Durchschnitte.E3</svg:desc>
                </draw:g>
              </table:table-cell>
              <table:table-cell office:value-type="string">
                <text:p>Martin Maurer – Espresso</text:p>
                <draw:g>
                  <svg:desc>Durchschnitte.F3:Durchschnitte.F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6</svg:desc>
                </draw:g>
              </table:table-cell>
              <table:table-cell office:value-type="float" office:value="44.8">
                <text:p>44.8</text:p>
                <draw:g>
                  <svg:desc>Durchschnitte.D4:Durchschnitte.D16</svg:desc>
                </draw:g>
              </table:table-cell>
              <table:table-cell office:value-type="float" office:value="22.6">
                <text:p>22.6</text:p>
                <draw:g>
                  <svg:desc>Durchschnitte.C4:Durchschnitte.C16</svg:desc>
                </draw:g>
              </table:table-cell>
              <table:table-cell office:value-type="float" office:value="14.8">
                <text:p>14.8</text:p>
                <draw:g>
                  <svg:desc>Durchschnitte.E4:Durchschnitte.E16</svg:desc>
                </draw:g>
              </table:table-cell>
              <table:table-cell office:value-type="float" office:value="669.2">
                <text:p>669.2</text:p>
                <draw:g>
                  <svg:desc>Durchschnitte.F4:Durchschnitte.F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8.6">
                <text:p>28.6</text:p>
              </table:table-cell>
              <table:table-cell office:value-type="float" office:value="75.8">
                <text:p>75.8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  <table:table-cell office:value-type="float" office:value="21.2">
                <text:p>21.2</text:p>
              </table:table-cell>
              <table:table-cell office:value-type="float" office:value="32.6">
                <text:p>32.6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  <table:table-cell office:value-type="float" office:value="669.6">
                <text:p>669.6</text:p>
              </table:table-cell>
              <table:table-cell office:value-type="float" office:value="635.6">
                <text:p>635.6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  <table:table-cell office:value-type="float" office:value="14.2">
                <text:p>14.2</text:p>
              </table:table-cell>
              <table:table-cell office:value-type="float" office:value="572.8">
                <text:p>572.8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  <table:table-cell office:value-type="float" office:value="2653.4">
                <text:p>2653.4</text:p>
              </table:table-cell>
              <table:table-cell office:value-type="float" office:value="163.6">
                <text:p>163.6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  <table:table-cell office:value-type="float" office:value="1560.6">
                <text:p>1560.6</text:p>
              </table:table-cell>
              <table:table-cell office:value-type="float" office:value="471.2">
                <text:p>471.2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  <table:table-cell office:value-type="float" office:value="1979">
                <text:p>1979</text:p>
              </table:table-cell>
              <table:table-cell office:value-type="float" office:value="21260">
                <text:p>2126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  <table:table-cell office:value-type="float" office:value="378.4">
                <text:p>378.4</text:p>
              </table:table-cell>
              <table:table-cell office:value-type="float" office:value="55850.2">
                <text:p>55850.2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  <table:table-cell office:value-type="float" office:value="60159.2">
                <text:p>60159.2</text:p>
              </table:table-cell>
              <table:table-cell office:value-type="float" office:value="28084">
                <text:p>28084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  <table:table-cell office:value-type="float" office:value="132684.6">
                <text:p>132684.6</text:p>
              </table:table-cell>
              <table:table-cell office:value-type="float" office:value="809251.4">
                <text:p>809251.4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  <table:table-cell office:value-type="float" office:value="2971.6">
                <text:p>2971.6</text:p>
              </table:table-cell>
              <table:table-cell office:value-type="float" office:value="0">
                <text:p>0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4625.6">
                <text:p>174625.6</text:p>
              </table:table-cell>
              <table:table-cell office:value-type="float" office:value="0">
                <text:p>0</text:p>
              </table:table-cell>
              <table:table-cell office:value-type="float" office:value="927081.75">
                <text:p>927081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7.001cm" svg:height="12.001cm" xlink:href=".." xlink:type="simple" chart:class="chart:line" chart:style-name="ch1">
        <chart:legend chart:legend-position="end" svg:x="12.429cm" svg:y="5.452cm" style:legend-expansion="high" chart:style-name="ch2"/>
        <chart:plot-area chart:style-name="ch3" table:cell-range-address="thesis.B4:thesis.B16 thesis.C2:thesis.C2 thesis.J4:thesis.J16 Initialwert.C2:Initialwert.C2 Initialwert.J4:Initialwert.J16" chart:data-source-has-labels="both" svg:x="0.34cm" svg:y="0.24cm" svg:width="11.749cm" svg:height="11.521cm">
          <chartooo:coordinate-region svg:x="1.887cm" svg:y="0.439cm" svg:width="10.015cm" svg:height="10.675cm"/>
          <chart:axis chart:dimension="x" chart:name="primary-x" chart:style-name="ch4" chartooo:axis-type="auto">
            <chartooo:date-scale/>
            <chart:categories table:cell-range-address="thesis.B4:thesis.B1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hesis.J4:thesis.J16" chart:label-cell-address="thesis.C2:thesis.C2" chart:class="chart:line">
            <chart:data-point chart:repeated="13"/>
          </chart:series>
          <chart:series chart:attached-axis="primary-y" chart:style-name="ch9" chart:values-cell-range-address="Initialwert.J4:Initialwert.J16" chart:label-cell-address="Initialwert.C2:Initialwert.C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rbildberechnung</text:p>
                <draw:g>
                  <svg:desc>thesis.C2:thesis.C2</svg:desc>
                </draw:g>
              </table:table-cell>
              <table:table-cell office:value-type="string">
                <text:p>Initialwertberechnung</text:p>
                <draw:g>
                  <svg:desc>Initialwert.C2:Initialwert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  <table:table-cell office:value-type="float" office:value="6">
                <text:p>6</text:p>
                <draw:g>
                  <svg:desc>Initialwert.J4:Initialwert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  <table:table-cell office:value-type="float" office:value="159.8">
                <text:p>159.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  <table:table-cell office:value-type="float" office:value="796.6">
                <text:p>796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938.4">
                <text:p>9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  <table:table-cell office:value-type="float" office:value="616.4">
                <text:p>616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  <table:table-cell office:value-type="float" office:value="4270.6">
                <text:p>4270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  <table:table-cell office:value-type="float" office:value="25349">
                <text:p>253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  <table:table-cell office:value-type="float" office:value="39127.5">
                <text:p>39127.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'capiman-espresso'.B4:'capiman-espresso'.B16 'capiman-espresso'.J3:'capiman-espresso'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'capiman-espresso'.B4:'capiman-espresso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espresso'.J4:'capiman-espresso'.J16" chart:label-cell-address="'capiman-espresso'.J3:'capiman-espresso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espresso'.J3:'capiman-espresso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espresso'.B4:'capiman-espresso'.B16</svg:desc>
                </draw:g>
              </table:table-cell>
              <table:table-cell office:value-type="float" office:value="669.2">
                <text:p>669.2</text:p>
                <draw:g>
                  <svg:desc>'capiman-espresso'.J4:'capiman-espresso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27081.75">
                <text:p>927081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'capiman-tseitin'.B4:'capiman-tseitin'.B16 'capiman-tseitin'.J3:'capiman-tseitin'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'capiman-tseitin'.B4:'capiman-tseitin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tseitin'.J4:'capiman-tseitin'.J16" chart:label-cell-address="'capiman-tseitin'.J3:'capiman-tseitin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tseitin'.J3:'capiman-tseitin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tseitin'.B4:'capiman-tseitin'.B16</svg:desc>
                </draw:g>
              </table:table-cell>
              <table:table-cell office:value-type="float" office:value="14.8">
                <text:p>14.8</text:p>
                <draw:g>
                  <svg:desc>'capiman-tseitin'.J4:'capiman-tseitin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35.6">
                <text:p>635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2.8">
                <text:p>572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71.2">
                <text:p>47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260">
                <text:p>2126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5850.2">
                <text:p>55850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8084">
                <text:p>280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09251.4">
                <text:p>809251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